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5. März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Designen des Main-Windows</text:p>
          </table:table-cell>
        </table:table-row>
        <table:table-row>
          <table:table-cell table:style-name="Tabelle2.A3" office:value-type="string">
            <text:p text:style-name="P5">7. März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Designen des Main-Windows und Erstellen der Screenshots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3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20T19:01:20</meta:creation-date>
    <dc:date>2006-03-07T21:45:37</dc:date>
    <dc:language>de-AT</dc:language>
    <meta:editing-cycles>48</meta:editing-cycles>
    <meta:editing-duration>PT8H13M32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73" meta:word-count="406" meta:character-count="2720"/>
  </office:meta>
</office:document-meta>
</file>